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3.5527">
            <text:p>83.5527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556">
            <text:p>97.3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682">
            <text:p>96.9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39">
            <text:p>97.26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3609">
            <text:p>98.3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2471">
            <text:p>96.2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44">
            <text:p>97.6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3229">
            <text:p>96.3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773">
            <text:p>96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57">
            <text:p>97.0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667">
            <text:p>97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054">
            <text:p>96.505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48">
            <text:p>96.7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572">
            <text:p>97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55">
            <text:p>97.7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457">
            <text:p>96.64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174">
            <text:p>97.5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6588">
            <text:p>98.6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211">
            <text:p>96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188">
            <text:p>96.1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067">
            <text:p>96.6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97">
            <text:p>97.6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7885">
            <text:p>95.7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258">
            <text:p>97.92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6278">
            <text:p>98.6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2379">
            <text:p>96.23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107">
            <text:p>96.01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6786">
            <text:p>95.6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286">
            <text:p>96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579">
            <text:p>96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739">
            <text:p>96.1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471">
            <text:p>98.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8">
            <text:p>97.6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744">
            <text:p>97.37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767">
            <text:p>97.5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077">
            <text:p>96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645">
            <text:p>96.764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04">
            <text:p>96.8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684">
            <text:p>95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737">
            <text:p>97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037">
            <text:p>98.1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8223">
            <text:p>98.822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35">
            <text:p>98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027">
            <text:p>97.60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383">
            <text:p>97.53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3383">
            <text:p>98.338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818">
            <text:p>97.3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923">
            <text:p>96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438">
            <text:p>97.9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167">
            <text:p>98.4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88">
            <text:p>97.5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339">
            <text:p>97.933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894">
            <text:p>96.889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565">
            <text:p>96.1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842">
            <text:p>97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23">
            <text:p>97.312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077">
            <text:p>98.5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375">
            <text:p>96.93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462">
            <text:p>97.6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5">
            <text:p>95.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603">
            <text:p>97.660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393">
            <text:p>97.4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577">
            <text:p>96.5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737">
            <text:p>97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625">
            <text:p>95.5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348">
            <text:p>98.3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91">
            <text:p>97.7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244">
            <text:p>97.02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105">
            <text:p>98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274">
            <text:p>97.12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6391">
            <text:p>96.6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8445">
            <text:p>98.8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16">
            <text:p>95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905">
            <text:p>97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824">
            <text:p>96.2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818">
            <text:p>97.38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298">
            <text:p>97.529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656">
            <text:p>98.2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583">
            <text:p>97.5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728">
            <text:p>98.27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16">
            <text:p>96.4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464">
            <text:p>97.246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6222">
            <text:p>96.6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792">
            <text:p>97.9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871">
            <text:p>97.5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575">
            <text:p>97.95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269">
            <text:p>96.526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455">
            <text:p>96.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9063">
            <text:p>94.9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SUM([.A1:.A500])/500" office:value-type="float" office:value="98.0667612000001">
            <text:p>98.0667612</text:p>
          </table:table-cell>
          <table:table-cell table:formula="of:=SUM([.B1:.B500])/500" office:value-type="float" office:value="13.468">
            <text:p>13.4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8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8:05:43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